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/>
    </style:style>
    <style:style style:name="T3" style:family="text">
      <style:text-properties style:font-size-asian="10pt"/>
    </style:style>
    <style:style style:name="T4" style:family="text">
      <style:text-properties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Standard">Name: <text:span text:style-name="T1">Joshua Burkhart </text:span><text:line-break/><text:line-break/>Company: <text:span text:style-name="T1">Blue Medora</text:span><text:line-break/><text:line-break/>Journal date: <text:span text:style-name="T1">5.23.2010</text:span><text:line-break/><text:line-break/>Journal period - FROM: <text:span text:style-name="T1">5.3.2010</text:span><text:tab/>TO: <text:span text:style-name="T1">5.21.2010</text:span><text:line-break/><text:line-break/>Total hours worked this period: <text:span text:style-name="T1">120</text:span></text:p>
      <text:p text:style-name="P3"/>
      <text:p text:style-name="Standard"/>
      <text:p text:style-name="P2">Fri 05/21/2010</text:p>
      <text:p text:style-name="Standard">Start<text:tab/>Stop</text:p>
      <text:p text:style-name="P1">1400<text:tab/>1700<text:tab/>worked on installing Tivoli monitoring system on AIX</text:p>
      <text:p text:style-name="P1">1145<text:tab/>1400<text:tab/>diagnosed s81rh5 (virtual Red Hat Enterprise Linux 5) Siebel clone problems, created clones that <text:tab/><text:tab/><text:tab/>launched Siebel successfully, took snapshots of clones</text:p>
      <text:p text:style-name="P1">1130<text:tab/>1145 <text:tab/>lunch</text:p>
      <text:p text:style-name="P1">0830<text:tab/>1130<text:tab/>worked on fixing s81rh5 clones so Siebel executes correctly</text:p>
      <text:p text:style-name="Standard"/>
      <text:p text:style-name="P2">Thu 05/20/2010</text:p>
      <text:p text:style-name="Standard">Start<text:tab/>Stop</text:p>
      <text:p text:style-name="P1">1530<text:tab/>1700 <text:tab/>Backed up, tested rh4 on kvm1, Documented s81rh4 and s81rh5 on confluence.</text:p>
      <text:p text:style-name="P1">1230<text:tab/>1530 <text:tab/>finished installing, configuring oracle 10g / siebel on rh4</text:p>
      <text:p text:style-name="P1">1145<text:tab/>1230<text:tab/>lunch</text:p>
      <text:p text:style-name="P1">0930<text:tab/>1145 <text:tab/>worked on installing siebel on rh4</text:p>
      <text:p text:style-name="P1">0830<text:tab/>0930<text:tab/>worked on restoring AIX from cd volumes</text:p>
      <text:p text:style-name="Standard"/>
      <text:p text:style-name="P2">Wed 05/19/2010</text:p>
      <text:p text:style-name="Standard">Start<text:tab/>Stop</text:p>
      <text:p text:style-name="P1">1600<text:tab/>1700<text:tab/>worked on mkcd making .iso files from mksysb image of AIX 5.3</text:p>
      <text:p text:style-name="P1">1230<text:tab/>1600 <text:tab/>worked on restoring AIX system. tried booting from mksysb on foreign NFS, mounting on fresh AIX <text:tab/><text:tab/><text:tab/>install, creating virtual device and loading, creating .iso and loading to virtual device.</text:p>
      <text:p text:style-name="P1">1215<text:tab/>1230<text:tab/>cleaned up kitchen, emptied trash, etc.</text:p>
      <text:p text:style-name="P1">1130<text:tab/>1215 <text:tab/>lunch</text:p>
      <text:p text:style-name="P1">0830<text:tab/>1130<text:tab/>wrote a script for using KVM, Worked on AIX system restore</text:p>
      <text:p text:style-name="Standard"/>
      <text:p text:style-name="P2">Tue 05/18/2010</text:p>
      <text:p text:style-name="Standard">Start<text:tab/>Stop</text:p>
      <text:p text:style-name="P1">1545<text:tab/>1700<text:tab/>worked on AIX backup / restore images</text:p>
      <text:p text:style-name="P1">1200<text:tab/>1545 <text:tab/>finished configuring s81rh4 CentOS 4.6 KVM on kvm1 CentOS 5.5 and prepared it for Siebel install</text:p>
      <text:p text:style-name="P1">1145<text:tab/>1200 <text:tab/>lunch</text:p>
      <text:p text:style-name="P1">1030<text:tab/>1145 <text:tab/>Worked on configuring KVM</text:p>
      <text:p text:style-name="P1">1000<text:tab/>1030<text:tab/>Attended code-review meeting</text:p>
      <text:p text:style-name="P1">0830<text:tab/>1000 <text:tab/>installed KVM on CentOS 5.5</text:p>
      <text:p text:style-name="Standard"/>
      <text:p text:style-name="P2">Mon 05/17/2010</text:p>
      <text:p text:style-name="Standard">Start<text:tab/>Stop</text:p>
      <text:p text:style-name="P1">1145<text:tab/>1730 <text:tab/>installed CentOS 5.5, installed KVM, worked on configuring KVM and started installing CentOS 4 guest</text:p>
      <text:p text:style-name="P1">1100<text:tab/>1145 <text:tab/>lunch</text:p>
      <text:p text:style-name="Standard">0830<text:tab/>1100<text:tab/>worked on KVM and CentOS config</text:p>
      <text:p text:style-name="P2"><text:soft-page-break/>Fri 05/14/2010</text:p>
      <text:p text:style-name="Standard">Start<text:tab/>Stop</text:p>
      <text:p text:style-name="P1">1415<text:tab/>1700 <text:tab/>worked on configuring rh4 kvm</text:p>
      <text:p text:style-name="P1">1400<text:tab/>1415 <text:tab/>snack</text:p>
      <text:p text:style-name="P1">1230<text:tab/>1400<text:tab/>worked on converting ESX to KVM (virtual manager conversion)</text:p>
      <text:p text:style-name="P1">1200<text:tab/>1230 <text:tab/>began s80winora -&gt; s80winora2 conversion. successfully cloned.</text:p>
      <text:p text:style-name="P1">1115<text:tab/>1200 <text:tab/>lunch</text:p>
      <text:p text:style-name="P1">1000<text:tab/>1115 <text:tab/>researched x11 session forwarding for siebel install on s81rh5</text:p>
      <text:p text:style-name="P1">0830<text:tab/>1000 <text:tab/>researched multicoring KVM guests (virtual machine managing agent)</text:p>
      <text:p text:style-name="Standard"/>
      <text:p text:style-name="P2">Thu 05/13/2010</text:p>
      <text:p text:style-name="Standard">Start<text:tab/>Stop</text:p>
      <text:p text:style-name="P1">1415<text:tab/>1645<text:tab/>worked on installing siebel on s81rh5</text:p>
      <text:p text:style-name="P1">1215<text:tab/>1415 <text:tab/>installed siebel on s80winora, configured web frontside, etc.</text:p>
      <text:p text:style-name="P1">1130<text:tab/>1215 <text:tab/>lunch</text:p>
      <text:p text:style-name="P1">0830<text:tab/>1130<text:tab/>worked on updating s80winora and worked on installing Oracle 10g / Siebel 8.0 -also configured s81rh5 <text:tab/><text:tab/><text:tab/>(virtual Red Hat Enterprise Linux 5) to support X11 window forwarding by installing xauth</text:p>
      <text:p text:style-name="Standard"/>
      <text:p text:style-name="P2">Wed 05/12/2010</text:p>
      <text:p text:style-name="Standard">Start<text:tab/>Stop</text:p>
      <text:p text:style-name="P1">1600<text:tab/>1700<text:tab/> installed svn on Vulcan (AIX 5.3)</text:p>
      <text:p text:style-name="P1">1400<text:tab/>1600<text:tab/> installed ruby 1.9.1 p376 on Vulcan (virtual AIX server)</text:p>
      <text:p text:style-name="P1">1130<text:tab/>1400 <text:tab/>worked on configuring / installing Oracle-10g on CentOS 5.4</text:p>
      <text:p text:style-name="P1">1030<text:tab/>1130 <text:tab/>worked on installing ruby 1.8.7 p72 on AIX 5.3</text:p>
      <text:p text:style-name="P1">0845<text:tab/>1030 <text:tab/>Configured CentOS 5.4 KVM and network bridge</text:p>
      <text:p text:style-name="Standard"/>
      <text:p text:style-name="P2">Tue 05/11/2010</text:p>
      <text:p text:style-name="Standard">Start<text:tab/>Stop</text:p>
      <text:p text:style-name="P1">1530<text:tab/>1700<text:tab/>worked on CentOS 5.4 configuration / testing</text:p>
      <text:p text:style-name="P1">1230<text:tab/>1530<text:tab/>installed and configured KVM/Virt-Manager and installed CentOS 5.4 on kvm1</text:p>
      <text:p text:style-name="P1">1100<text:tab/>1230 <text:tab/>worked on configuring XEN multipathing and DELL 5424 port bonding</text:p>
      <text:p text:style-name="P1">0900<text:tab/>1100 <text:tab/>researched Multipathing and port bonding Xen virtualization</text:p>
      <text:p text:style-name="P1">0830<text:tab/>0900<text:tab/>Benchmarked kvm1 server with Geekbench</text:p>
      <text:p text:style-name="Standard"/>
      <text:p text:style-name="P2">Mon 05/10/2010</text:p>
      <text:p text:style-name="Standard">Start<text:tab/>Stop</text:p>
      <text:p text:style-name="P1">1500<text:tab/>1700<text:tab/>installed CentOS to kvm1 (physical server box)</text:p>
      <text:p text:style-name="P1">1315<text:tab/>1500<text:tab/>worked on installing Siebel to Jupiter (virtual AIX server)</text:p>
      <text:p text:style-name="P1">1215<text:tab/>1315 <text:tab/>worked on installing ruby 1.8.7 to AIX 5.3</text:p>
      <text:p text:style-name="P1">1130<text:tab/>1215<text:tab/>lunch</text:p>
      <text:p text:style-name="P1">1030<text:tab/>1130 <text:tab/>worked on installing ruby 1.8.7 on AIX 5.3</text:p>
      <text:p text:style-name="P1">0830<text:tab/>1030<text:tab/>Assembled office furnature</text:p>
      <text:p text:style-name="Standard"/>
      <text:p text:style-name="P2">Fri 05/07/2010</text:p>
      <text:p text:style-name="Standard">Start<text:tab/>Stop</text:p>
      <text:p text:style-name="P1">1500<text:tab/>1700 <text:tab/>worked on configuring Jupiter (new virtual AIX server)</text:p>
      <text:p text:style-name="P1">1230<text:tab/>1500 <text:tab/>configuring, testing saturn/vulcan (virtual AIX servers)</text:p>
      <text:p text:style-name="P1">1130<text:tab/>1230 <text:tab/>lunch</text:p>
      <text:p text:style-name="P1">0830<text:tab/>1130 <text:tab/>configuring vulcan, saturn (virtual AIX servers)</text:p>
      <text:p text:style-name="Standard"/>
      <text:p text:style-name="Standard"/>
      <text:p text:style-name="Standard"/>
      <text:p text:style-name="Standard"/>
      <text:p text:style-name="P2"><text:soft-page-break/>Thu 05/06/2010</text:p>
      <text:p text:style-name="Standard">Start<text:tab/>Stop</text:p>
      <text:p text:style-name="P1">1245<text:tab/>1645 <text:tab/>configured beastVM/VIO/ virtualized AIX machines</text:p>
      <text:p text:style-name="P1">1230<text:tab/>1245<text:tab/>Filled out employment paperwork</text:p>
      <text:p text:style-name="P1">1200<text:tab/>1230<text:tab/>lunch</text:p>
      <text:p text:style-name="P1">0830<text:tab/>1200 <text:tab/>working on powerVM / VIO/ virtualized AIX machines</text:p>
      <text:p text:style-name="Standard"/>
      <text:p text:style-name="P2">Wed 05/05/2010</text:p>
      <text:p text:style-name="Standard">Start<text:tab/>Stop</text:p>
      <text:p text:style-name="P1">1430<text:tab/>1730 <text:tab/>worked on configuration of saturn <text:s/>virtual AIX system</text:p>
      <text:p text:style-name="P1">1415<text:tab/>1430 <text:tab/>got coffee</text:p>
      <text:p text:style-name="P1">1230<text:tab/>1415 <text:tab/>assisted with networking configuration, packet loss, local dns resolution issues</text:p>
      <text:p text:style-name="P1">1200<text:tab/>1230<text:tab/>lunch</text:p>
      <text:p text:style-name="P1">1030<text:tab/>1200 <text:tab/>assisted with networking configuration, packet loss, local dns resolution issues</text:p>
      <text:p text:style-name="P1">0930<text:tab/>1030 <text:tab/>researched wireshark remote capture, winPcap driver</text:p>
      <text:p text:style-name="P1">0830<text:tab/>0930 <text:tab/>continued working on virtual Win 2003 siebel configuration</text:p>
      <text:p text:style-name="Standard"/>
      <text:p text:style-name="P2">Tue 05/04/2010</text:p>
      <text:p text:style-name="Standard">Start<text:tab/>Stop</text:p>
      <text:p text:style-name="P1">1515<text:tab/>1645 <text:tab/>began virtual Win 2003 siebel configuration</text:p>
      <text:p text:style-name="P1">1245<text:tab/>1515 <text:tab/>worked on firewall load-balancing configuration / testing / virtualization with pfsense</text:p>
      <text:p text:style-name="P1">1200<text:tab/>1245 <text:tab/>lunch</text:p>
      <text:p text:style-name="P1">1000<text:tab/>1200 <text:tab/>began firewall load-balancing configuration / testing with pfsense</text:p>
      <text:p text:style-name="P1">0900<text:tab/>1000 <text:tab/>researched multiple wireshark connections, winPcap driver issues</text:p>
      <text:p text:style-name="P1">0830<text:tab/>0900 <text:tab/>Finished updating virtual Win 2003 template</text:p>
      <text:p text:style-name="Standard"/>
      <text:p text:style-name="P2">Mon 05/03/2010</text:p>
      <text:p text:style-name="Standard">Start<text:tab/>Stop</text:p>
      <text:p text:style-name="P1">1600<text:tab/>1700<text:tab/>began updating virtual Win 2003 template</text:p>
      <text:p text:style-name="P1">1200<text:tab/>1600 <text:tab/>Continued configuring work station, installing software updates, etc.</text:p>
      <text:p text:style-name="P1">1130<text:tab/>1200<text:tab/>Lunch</text:p>
      <text:p text:style-name="P1">0845<text:tab/>1130 <text:tab/>Began setting up workstation-installed lucid lyn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ua Burkhart</meta:initial-creator>
    <meta:creation-date>2010-05-23T09:39:22.52</meta:creation-date>
    <dc:date>2010-05-23T10:27:01.51</dc:date>
    <dc:creator>Joshua Burkhart</dc:creator>
    <meta:editing-duration>PT00H13M16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3" meta:paragraph-count="106" meta:word-count="767" meta:character-count="4928"/>
  </office:meta>
</office:document-meta>
</file>